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4f81bd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6pt" style:font-size-asian="26pt" style:font-size-complex="26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solid" draw:fill-color="#4f81bd"/>
    </style:style>
    <style:style style:name="T1" style:family="text">
      <style:text-properties fo:color="#17365d" loext:opacity="100%" style:font-name="TimesNewRoman" fo:font-size="26pt" fo:font-weight="normal" style:font-name-asian="TimesNewRoman" style:font-size-asian="26pt" style:font-weight-asian="normal" style:font-name-complex="TimesNewRoman" style:font-size-complex="26pt" style:font-weight-complex="normal"/>
    </style:style>
    <style:style style:name="T2" style:family="text">
      <style:text-properties fo:color="#000000" loext:opacity="100%"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" style:family="text">
      <style:text-properties fo:color="#365f91" loext:opacity="100%" style:font-name="TimesNewRoman" fo:font-size="16pt" fo:font-weight="normal" style:font-name-asian="TimesNewRoman" style:font-size-asian="16pt" style:font-weight-asian="normal" style:font-name-complex="TimesNewRoman" style:font-size-complex="16pt" style:font-weight-complex="normal"/>
    </style:style>
    <style:style style:name="T4" style:family="text">
      <style:text-properties fo:color="#000000" loext:opacity="100%" style:font-name="TimesNewRoman" fo:font-size="14pt" fo:font-weight="normal" style:font-name-asian="TimesNewRoman" style:font-size-asian="14pt" style:font-weight-asian="normal" style:font-name-complex="TimesNewRoman" style:font-size-complex="14pt" style:font-weight-complex="normal"/>
    </style:style>
    <style:style style:name="T5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91cm" svg:height="1.017cm" svg:x="3.177cm" svg:y="2.703cm">
          <draw:text-box>
            <text:p text:style-name="P1"><text:span text:style-name="T1">Resume </text:span></text:p>
          </draw:text-box>
        </draw:frame>
        <draw:frame draw:style-name="gr2" draw:text-style-name="P3" draw:layer="layout" svg:width="0.493cm" svg:height="0.547cm" svg:x="6.362cm" svg:y="3.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3cm" svg:height="0.547cm" svg:x="18.467cm" svg:y="3.8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958cm" svg:height="0.628cm" svg:x="3.15cm" svg:y="5.293cm">
          <draw:text-box>
            <text:p text:style-name="P1"><text:span text:style-name="T3">Personal Details <text:s/></text:span></text:p>
          </draw:text-box>
        </draw:frame>
        <draw:frame draw:style-name="gr2" draw:text-style-name="P3" draw:layer="layout" svg:width="5.038cm" svg:height="0.547cm" svg:x="3.177cm" svg:y="6.009cm">
          <draw:text-box>
            <text:p text:style-name="P1"><text:span text:style-name="T4">Full Name: PRAJAN.SS </text:span></text:p>
          </draw:text-box>
        </draw:frame>
        <draw:frame draw:style-name="gr2" draw:text-style-name="P3" draw:layer="layout" svg:width="7.996cm" svg:height="0.547cm" svg:x="3.177cm" svg:y="8.047cm">
          <draw:text-box>
            <text:p text:style-name="P1"><text:span text:style-name="T4">E</text:span><text:span text:style-name="T4">m</text:span><text:span text:style-name="T4">a</text:span><text:span text:style-name="T4">i</text:span><text:span text:style-name="T4">l</text:span><text:span text:style-name="T4"> </text:span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text:span text:style-name="T4">:</text:span><text:span text:style-name="T4"> </text:span><text:span text:style-name="T4">p</text:span><text:span text:style-name="T4">r</text:span><text:span text:style-name="T4">a</text:span><text:span text:style-name="T4">j</text:span><text:span text:style-name="T4">a</text:span><text:span text:style-name="T4">n</text:span><text:span text:style-name="T4">s</text:span><text:span text:style-name="T4">s</text:span><text:span text:style-name="T4">2</text:span><text:span text:style-name="T4">3</text:span><text:span text:style-name="T4">@</text:span><text:span text:style-name="T4">g</text:span><text:span text:style-name="T4">m</text:span><text:span text:style-name="T4">a</text:span><text:span text:style-name="T4">i</text:span><text:span text:style-name="T4">l</text:span><text:span text:style-name="T4">.</text:span><text:span text:style-name="T4">c</text:span><text:span text:style-name="T4">o</text:span><text:span text:style-name="T4">m</text:span><text:span text:style-name="T4"> </text:span></text:p>
          </draw:text-box>
        </draw:frame>
        <draw:frame draw:style-name="gr3" draw:text-style-name="P4" draw:layer="layout" svg:width="14.718cm" svg:height="0.628cm" svg:x="3.15cm" svg:y="10.728cm">
          <draw:text-box>
            <text:p text:style-name="P1"><text:span text:style-name="T3">Objective <text:s text:c="6"/></text:span><text:span text:style-name="T3"><text:s text:c="23"/></text:span><text:span text:style-name="T3"><text:s text:c="23"/></text:span><text:span text:style-name="T3"><text:s text:c="23"/></text:span><text:span text:style-name="T3"><text:s text:c="13"/></text:span></text:p>
          </draw:text-box>
        </draw:frame>
        <draw:frame draw:style-name="gr2" draw:text-style-name="P3" draw:layer="layout" svg:width="12.902cm" svg:height="0.547cm" svg:x="3.177cm" svg:y="11.443cm">
          <draw:text-box>
            <text:p text:style-name="P1"><text:span text:style-name="T4">A</text:span><text:span text:style-name="T4">s</text:span><text:span text:style-name="T4">p</text:span><text:span text:style-name="T4">i</text:span><text:span text:style-name="T4">r</text:span><text:span text:style-name="T4">i</text:span><text:span text:style-name="T4">n</text:span><text:span text:style-name="T4">g</text:span><text:span text:style-name="T4"> </text:span><text:span text:style-name="T4">A</text:span><text:span text:style-name="T4">I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c</text:span><text:span text:style-name="T4">i</text:span><text:span text:style-name="T4">e</text:span><text:span text:style-name="T4">n</text:span><text:span text:style-name="T4">c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 </text:span><text:span text:style-name="T4">e</text:span><text:span text:style-name="T4">a</text:span><text:span text:style-name="T4">g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e</text:span><text:span text:style-name="T4">n</text:span><text:span text:style-name="T4">h</text:span><text:span text:style-name="T4">a</text:span><text:span text:style-name="T4">n</text:span><text:span text:style-name="T4">c</text:span><text:span text:style-name="T4">e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c</text:span><text:span text:style-name="T4">a</text:span><text:span text:style-name="T4">l </text:span></text:p>
          </draw:text-box>
        </draw:frame>
        <draw:frame draw:style-name="gr2" draw:text-style-name="P3" draw:layer="layout" svg:width="14.954cm" svg:height="0.547cm" svg:x="3.194cm" svg:y="12.079cm">
          <draw:text-box>
            <text:p text:style-name="P1"><text:span text:style-name="T4">skills and </text:span><text:span text:style-name="T4">contribute to </text:span><text:span text:style-name="T4">innovative </text:span><text:span text:style-name="T4">projects while </text:span><text:span text:style-name="T4">growing in a </text:span><text:span text:style-name="T4">professional </text:span></text:p>
          </draw:text-box>
        </draw:frame>
        <draw:frame draw:style-name="gr2" draw:text-style-name="P3" draw:layer="layout" svg:width="2.877cm" svg:height="0.547cm" svg:x="3.194cm" svg:y="12.723cm">
          <draw:text-box>
            <text:p text:style-name="P1"><text:span text:style-name="T4">e</text:span><text:span text:style-name="T4">n</text:span><text:span text:style-name="T4">v</text:span><text:span text:style-name="T4">i</text:span><text:span text:style-name="T4">r</text:span><text:span text:style-name="T4">o</text:span><text:span text:style-name="T4">n</text:span><text:span text:style-name="T4">m</text:span><text:span text:style-name="T4">e</text:span><text:span text:style-name="T4">n</text:span><text:span text:style-name="T4">t</text:span><text:span text:style-name="T4">. </text:span><text:span text:style-name="T4"><text:s/></text:span></text:p>
          </draw:text-box>
        </draw:frame>
        <draw:frame draw:style-name="gr3" draw:text-style-name="P4" draw:layer="layout" svg:width="5.318cm" svg:height="0.628cm" svg:x="3.15cm" svg:y="14.3cm">
          <draw:text-box>
            <text:p text:style-name="P1"><text:span text:style-name="T3">Academic Background </text:span></text:p>
          </draw:text-box>
        </draw:frame>
        <draw:frame draw:style-name="gr3" draw:text-style-name="P4" draw:layer="layout" svg:width="0.563cm" svg:height="0.628cm" svg:x="3.15cm" svg:y="15.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152cm" svg:height="0.547cm" svg:x="3.291cm" svg:y="15.423cm">
          <draw:text-box>
            <text:p text:style-name="P1"><text:span text:style-name="T4">10th Standard: <text:s/></text:span></text:p>
          </draw:text-box>
        </draw:frame>
        <draw:frame draw:style-name="gr2" draw:text-style-name="P3" draw:layer="layout" svg:width="0.493cm" svg:height="0.556cm" svg:x="3.785cm" svg:y="16.456cm">
          <draw:text-box>
            <text:p text:style-name="P1"><text:span text:style-name="T5">• </text:span></text:p>
          </draw:text-box>
        </draw:frame>
        <draw:frame draw:style-name="gr2" draw:text-style-name="P3" draw:layer="layout" svg:width="10.524cm" svg:height="0.547cm" svg:x="4.526cm" svg:y="16.463cm">
          <draw:text-box>
            <text:p text:style-name="P1"><text:span text:style-name="T4">School Name: Agarwal vidyalaya and junior college </text:span></text:p>
          </draw:text-box>
        </draw:frame>
        <draw:frame draw:style-name="gr2" draw:text-style-name="P3" draw:layer="layout" svg:width="0.493cm" svg:height="0.547cm" svg:x="4.526cm" svg:y="17.09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93cm" svg:height="0.556cm" svg:x="3.785cm" svg:y="17.789cm">
          <draw:text-box>
            <text:p text:style-name="P1"><text:span text:style-name="T5">• </text:span></text:p>
          </draw:text-box>
        </draw:frame>
        <draw:frame draw:style-name="gr2" draw:text-style-name="P3" draw:layer="layout" svg:width="2.836cm" svg:height="0.547cm" svg:x="4.526cm" svg:y="17.796cm">
          <draw:text-box>
            <text:p text:style-name="P1"><text:span text:style-name="T4">Board: CBSE </text:span></text:p>
          </draw:text-box>
        </draw:frame>
        <draw:frame draw:style-name="gr2" draw:text-style-name="P3" draw:layer="layout" svg:width="0.493cm" svg:height="0.556cm" svg:x="3.785cm" svg:y="18.486cm">
          <draw:text-box>
            <text:p text:style-name="P1"><text:span text:style-name="T5">• </text:span></text:p>
          </draw:text-box>
        </draw:frame>
        <draw:frame draw:style-name="gr2" draw:text-style-name="P3" draw:layer="layout" svg:width="4.638cm" svg:height="0.547cm" svg:x="4.526cm" svg:y="18.492cm">
          <draw:text-box>
            <text:p text:style-name="P1"><text:span text:style-name="T4">Year of Passing: 2022 <text:s/></text:span></text:p>
          </draw:text-box>
        </draw:frame>
        <draw:frame draw:style-name="gr2" draw:text-style-name="P3" draw:layer="layout" svg:width="0.493cm" svg:height="0.556cm" svg:x="3.785cm" svg:y="19.173cm">
          <draw:text-box>
            <text:p text:style-name="P1"><text:span text:style-name="T5">• </text:span></text:p>
          </draw:text-box>
        </draw:frame>
        <draw:frame draw:style-name="gr2" draw:text-style-name="P3" draw:layer="layout" svg:width="3.179cm" svg:height="0.547cm" svg:x="4.526cm" svg:y="19.18cm">
          <draw:text-box>
            <text:p text:style-name="P1"><text:span text:style-name="T4">Percentage: 86 <text:s/></text:span></text:p>
          </draw:text-box>
        </draw:frame>
        <draw:frame draw:style-name="gr2" draw:text-style-name="P3" draw:layer="layout" svg:width="0.493cm" svg:height="0.547cm" svg:x="4.526cm" svg:y="21.25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93cm" svg:height="0.547cm" svg:x="4.526cm" svg:y="23.274cm">
          <draw:text-box>
            <text:p text:style-name="P1"><text:span text:style-name="T4"><text:s text:c="2"/></text:span></text:p>
          </draw:text-box>
        </draw:frame>
        <draw:polygon draw:style-name="gr4" draw:text-style-name="P5" draw:layer="layout" svg:width="15.341cm" svg:height="0.033cm" svg:x="3.123cm" svg:y="4.229cm" svg:viewBox="0 0 15342 34" draw:points="0,0 15342,0 15342,34 0,34">
          <text:p/>
        </draw:polygon>
        <draw:frame draw:style-name="gr2" draw:text-style-name="P3" draw:layer="layout" svg:width="0.493cm" svg:height="0.547cm" svg:x="3.177cm" svg:y="24.342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0">
        <draw:frame draw:style-name="gr2" draw:text-style-name="P3" draw:layer="layout" svg:width="3.152cm" svg:height="0.547cm" svg:x="3.177cm" svg:y="2.683cm">
          <draw:text-box>
            <text:p text:style-name="P1"><text:span text:style-name="T4">12th Standard: <text:s/></text:span></text:p>
          </draw:text-box>
        </draw:frame>
        <draw:frame draw:style-name="gr2" draw:text-style-name="P3" draw:layer="layout" svg:width="0.493cm" svg:height="0.556cm" svg:x="3.785cm" svg:y="3.735cm">
          <draw:text-box>
            <text:p text:style-name="P1"><text:span text:style-name="T5">• </text:span></text:p>
          </draw:text-box>
        </draw:frame>
        <draw:frame draw:style-name="gr2" draw:text-style-name="P3" draw:layer="layout" svg:width="10.648cm" svg:height="0.547cm" svg:x="4.526cm" svg:y="3.742cm">
          <draw:text-box>
            <text:p text:style-name="P1"><text:span text:style-name="T4">School Name: Agarwal vidyalaya and junior college. </text:span></text:p>
          </draw:text-box>
        </draw:frame>
        <draw:frame draw:style-name="gr2" draw:text-style-name="P3" draw:layer="layout" svg:width="0.493cm" svg:height="0.547cm" svg:x="4.526cm" svg:y="4.377cm">
          <draw:text-box>
            <text:p text:style-name="P1"><text:span text:style-name="T4"><text:s text:c="2"/></text:span></text:p>
          </draw:text-box>
        </draw:frame>
        <draw:frame draw:style-name="gr2" draw:text-style-name="P3" draw:layer="layout" svg:width="0.493cm" svg:height="0.556cm" svg:x="3.785cm" svg:y="5.067cm">
          <draw:text-box>
            <text:p text:style-name="P1"><text:span text:style-name="T5">• </text:span></text:p>
          </draw:text-box>
        </draw:frame>
        <draw:frame draw:style-name="gr2" draw:text-style-name="P3" draw:layer="layout" svg:width="2.836cm" svg:height="0.547cm" svg:x="4.526cm" svg:y="5.074cm">
          <draw:text-box>
            <text:p text:style-name="P1"><text:span text:style-name="T4">Board: CBSE </text:span></text:p>
          </draw:text-box>
        </draw:frame>
        <draw:frame draw:style-name="gr2" draw:text-style-name="P3" draw:layer="layout" svg:width="0.493cm" svg:height="0.556cm" svg:x="3.785cm" svg:y="5.764cm">
          <draw:text-box>
            <text:p text:style-name="P1"><text:span text:style-name="T5">• </text:span></text:p>
          </draw:text-box>
        </draw:frame>
        <draw:frame draw:style-name="gr2" draw:text-style-name="P3" draw:layer="layout" svg:width="4.514cm" svg:height="0.547cm" svg:x="4.526cm" svg:y="5.771cm">
          <draw:text-box>
            <text:p text:style-name="P1"><text:span text:style-name="T4">Year of Passing: 2024 </text:span></text:p>
          </draw:text-box>
        </draw:frame>
        <draw:frame draw:style-name="gr2" draw:text-style-name="P3" draw:layer="layout" svg:width="0.493cm" svg:height="0.556cm" svg:x="3.785cm" svg:y="6.779cm">
          <draw:text-box>
            <text:p text:style-name="P1"><text:span text:style-name="T5">• </text:span></text:p>
          </draw:text-box>
        </draw:frame>
        <draw:frame draw:style-name="gr2" draw:text-style-name="P3" draw:layer="layout" svg:width="3.591cm" svg:height="0.547cm" svg:x="4.526cm" svg:y="6.786cm">
          <draw:text-box>
            <text:p text:style-name="P1"><text:span text:style-name="T4">Percentage: 65% <text:s/></text:span></text:p>
          </draw:text-box>
        </draw:frame>
        <draw:frame draw:style-name="gr2" draw:text-style-name="P3" draw:layer="layout" svg:width="1.928cm" svg:height="0.547cm" svg:x="3.785cm" svg:y="7.791cm">
          <draw:text-box>
            <text:p text:style-name="P1"><text:span text:style-name="T4">College: <text:s/></text:span></text:p>
          </draw:text-box>
        </draw:frame>
        <draw:frame draw:style-name="gr2" draw:text-style-name="P3" draw:layer="layout" svg:width="0.493cm" svg:height="0.556cm" svg:x="3.785cm" svg:y="8.834cm">
          <draw:text-box>
            <text:p text:style-name="P1"><text:span text:style-name="T5">• </text:span></text:p>
          </draw:text-box>
        </draw:frame>
        <draw:frame draw:style-name="gr2" draw:text-style-name="P3" draw:layer="layout" svg:width="9.355cm" svg:height="0.547cm" svg:x="4.526cm" svg:y="8.841cm">
          <draw:text-box>
            <text:p text:style-name="P1"><text:span text:style-name="T4">College Name: Saveetha Engineering College <text:s/></text:span></text:p>
          </draw:text-box>
        </draw:frame>
        <draw:frame draw:style-name="gr2" draw:text-style-name="P3" draw:layer="layout" svg:width="0.493cm" svg:height="0.556cm" svg:x="3.785cm" svg:y="9.523cm">
          <draw:text-box>
            <text:p text:style-name="P1"><text:span text:style-name="T5">• </text:span></text:p>
          </draw:text-box>
        </draw:frame>
        <draw:frame draw:style-name="gr2" draw:text-style-name="P3" draw:layer="layout" svg:width="14.166cm" svg:height="0.547cm" svg:x="4.526cm" svg:y="9.529cm">
          <draw:text-box>
            <text:p text:style-name="P1"><text:span text:style-name="T4">Degree &amp; Department: B.Tech - Artificial Intelligence and data science</text:span></text:p>
          </draw:text-box>
        </draw:frame>
        <draw:frame draw:style-name="gr2" draw:text-style-name="P3" draw:layer="layout" svg:width="0.493cm" svg:height="0.547cm" svg:x="4.526cm" svg:y="10.164cm">
          <draw:text-box>
            <text:p text:style-name="P1"><text:span text:style-name="T4"><text:s text:c="2"/></text:span></text:p>
          </draw:text-box>
        </draw:frame>
        <draw:frame draw:style-name="gr2" draw:text-style-name="P3" draw:layer="layout" svg:width="0.493cm" svg:height="0.556cm" svg:x="3.785cm" svg:y="10.854cm">
          <draw:text-box>
            <text:p text:style-name="P1"><text:span text:style-name="T5">• </text:span></text:p>
          </draw:text-box>
        </draw:frame>
        <draw:frame draw:style-name="gr2" draw:text-style-name="P3" draw:layer="layout" svg:width="4.596cm" svg:height="0.547cm" svg:x="4.526cm" svg:y="10.861cm">
          <draw:text-box>
            <text:p text:style-name="P1"><text:span text:style-name="T4">Year of Study: resume </text:span></text:p>
          </draw:text-box>
        </draw:frame>
        <draw:frame draw:style-name="gr2" draw:text-style-name="P3" draw:layer="layout" svg:width="0.493cm" svg:height="0.556cm" svg:x="3.785cm" svg:y="11.551cm">
          <draw:text-box>
            <text:p text:style-name="P1"><text:span text:style-name="T5">• </text:span></text:p>
          </draw:text-box>
        </draw:frame>
        <draw:frame draw:style-name="gr2" draw:text-style-name="P3" draw:layer="layout" svg:width="2.328cm" svg:height="0.547cm" svg:x="4.526cm" svg:y="11.558cm">
          <draw:text-box>
            <text:p text:style-name="P1"><text:span text:style-name="T4">CGPA: 8.0 </text:span></text:p>
          </draw:text-box>
        </draw:frame>
        <draw:frame draw:style-name="gr3" draw:text-style-name="P4" draw:layer="layout" svg:width="1.567cm" svg:height="0.628cm" svg:x="3.15cm" svg:y="13.136cm">
          <draw:text-box>
            <text:p text:style-name="P1"><text:span text:style-name="T3">Skills <text:s/></text:span></text:p>
          </draw:text-box>
        </draw:frame>
        <draw:frame draw:style-name="gr2" draw:text-style-name="P3" draw:layer="layout" svg:width="3.07cm" svg:height="0.547cm" svg:x="3.177cm" svg:y="13.852cm">
          <draw:text-box>
            <text:p text:style-name="P1"><text:span text:style-name="T4">Python Basics <text:s/></text:span></text:p>
          </draw:text-box>
        </draw:frame>
        <draw:frame draw:style-name="gr2" draw:text-style-name="P3" draw:layer="layout" svg:width="1.997cm" svg:height="0.547cm" svg:x="3.177cm" svg:y="14.867cm">
          <draw:text-box>
            <text:p text:style-name="P1"><text:span text:style-name="T4">C Basics <text:s/></text:span></text:p>
          </draw:text-box>
        </draw:frame>
        <draw:frame draw:style-name="gr2" draw:text-style-name="P3" draw:layer="layout" svg:width="3.565cm" svg:height="0.547cm" svg:x="3.177cm" svg:y="15.89cm">
          <draw:text-box>
            <text:p text:style-name="P1"><text:span text:style-name="T4">Communication <text:s text:c="2"/></text:span></text:p>
          </draw:text-box>
        </draw:frame>
        <draw:frame draw:style-name="gr2" draw:text-style-name="P3" draw:layer="layout" svg:width="2.45cm" svg:height="0.547cm" svg:x="3.177cm" svg:y="16.904cm">
          <draw:text-box>
            <text:p text:style-name="P1"><text:span text:style-name="T4">Leadership <text:s/></text:span></text:p>
          </draw:text-box>
        </draw:frame>
        <draw:frame draw:style-name="gr2" draw:text-style-name="P3" draw:layer="layout" svg:width="3.978cm" svg:height="0.547cm" svg:x="3.177cm" svg:y="18.484cm">
          <draw:text-box>
            <text:p text:style-name="P1"><text:span text:style-name="T4">Cognitive thinking <text:s/></text:span></text:p>
          </draw:text-box>
        </draw:frame>
        <draw:frame draw:style-name="gr2" draw:text-style-name="P3" draw:layer="layout" svg:width="2.432cm" svg:height="0.547cm" svg:x="3.177cm" svg:y="20.071cm">
          <draw:text-box>
            <text:p text:style-name="P1"><text:span text:style-name="T4">C++ Basics </text:span></text:p>
          </draw:text-box>
        </draw:frame>
        <draw:frame draw:style-name="gr3" draw:text-style-name="P4" draw:layer="layout" svg:width="4.521cm" svg:height="0.628cm" svg:x="3.15cm" svg:y="21.659cm">
          <draw:text-box>
            <text:p text:style-name="P1"><text:span text:style-name="T3">Languages Known <text:s/></text:span></text:p>
          </draw:text-box>
        </draw:frame>
        <draw:frame draw:style-name="gr2" draw:text-style-name="P3" draw:layer="layout" svg:width="4.336cm" svg:height="0.547cm" svg:x="3.177cm" svg:y="22.374cm">
          <draw:text-box>
            <text:p text:style-name="P1"><text:span text:style-name="T4">Tamil, English,hindi <text:s/></text:span></text:p>
          </draw:text-box>
        </draw:frame>
        <draw:frame draw:style-name="gr2" draw:text-style-name="P3" draw:layer="layout" svg:width="0.493cm" svg:height="0.547cm" svg:x="3.177cm" svg:y="23.389cm">
          <draw:text-box>
            <text:p text:style-name="P1"><text:span text:style-name="T4"><text:s text:c="2"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0T09:29:30.857755391</dc:date>
    <meta:editing-duration>PT31S</meta:editing-duration>
    <meta:editing-cycles>1</meta:editing-cycles>
    <meta:document-statistic meta:object-count="56"/>
    <meta:generator>LibreOffice/25.8.5.2$Linux_X86_64 LibreOffice_project/580$Build-2</meta:generator>
  </office:meta>
</office:document-meta>
</file>